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Dokumentacja projektu z projektowania dunamicznych stron www v.0.1</text:p>
      <text:p text:style-name="Normal">Członkowie grupy: Alicja Dewicka, Artur Mokrosiński Mateusz Królewiak, Marcin Jeznach</text:p>
      <text:p text:style-name="Normal"/>
      <text:p text:style-name="Normal"/>
      <text:p text:style-name="Normal">Architektura: JavaScript</text:p>
      <text:p text:style-name="Normal">Układ komponentów: MVC, Bootstrap 4, HTML 5, CSS3</text:p>
      <text:p text:style-name="Normal">Baza danych:FireBase lub inna(lista uzytkownikow, tabela z wiadomościami, tabela z linkami do zdjęć)</text:p>
      <text:p text:style-name="Normal">Pliki w bazie przechowywane 6 miesięcy</text:p>
      <text:p text:style-name="Normal">Mechanizm ORM: -</text:p>
      <text:p text:style-name="Normal">Framework: Bootstrap 4</text:p>
      <text:p text:style-name="Normal"/>
      <text:p text:style-name="Normal">Autoryzacja: Dwóch użytkowników na sztywno ze swoim loginem i hasłem</text:p>
      <text:p text:style-name="Normal"/>
      <text:p text:style-name="Normal">Obiekty i metody:</text:p>
      <text:p text:style-name="Normal">-Password info-obiekt nietrwały(pojawiający się przy próbie wpisania hasła podczas logowania)</text:p>
      <text:p text:style-name="Normal">-Wysyłanie zdjęć-transferowane w trakcie aktywności</text:p>
      <text:p text:style-name="Normal">-Wysyłanie plików-transferowane w trakcie aktywności</text:p>
      <text:p text:style-name="Normal">-Wysyłanie wiadomości</text:p>
      <text:p text:style-name="Normal">-logowanie: wpisywanie hasła i wpisywanie loginu</text:p>
      <text:p text:style-name="Normal">-powiadomienia o nowej wiadomosci</text:p>
      <text:p text:style-name="Normal">-informacja o czasie wyslania wiadomości</text:p>
      <text:p text:style-name="Normal">-informacja o czasie odczytania wiadomości</text:p>
      <text:p text:style-name="Normal">-czyszczenie<text:s/>konwersacji obu użytkowników</text:p>
      <text:p text:style-name="Normal">Sesja jest jedna czyli nie będzie zmiennnych sesj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usz</meta:initial-creator>
    <dc:creator>Mateusz</dc:creator>
    <meta:creation-date>2019-06-03T16:11:00Z</meta:creation-date>
    <dc:date>2019-06-09T20:30:00Z</dc:date>
    <meta:template xlink:href="Normal.dotm" xlink:type="simple"/>
    <meta:editing-cycles>5</meta:editing-cycles>
    <meta:editing-duration>PT1620S</meta:editing-duration>
    <meta:document-statistic meta:page-count="1" meta:paragraph-count="1" meta:word-count="140" meta:character-count="980" meta:row-count="7" meta:non-whitespace-character-count="841"/>
  </office:meta>
</office:document-meta>
</file>